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4563in"/>
    </style:style>
    <style:style style:name="co2" style:family="table-column">
      <style:table-column-properties fo:break-before="auto" style:column-width="0.195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tems-3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 keep things organiz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am punctual and prefer being early to being l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tend to follow the ru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do my best to keep my wo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am articulate and care about grammar, spelling, and punctu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see things as being mostly black-and-white - they are good or bad, right or wro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am honest, sincere, and value fairne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worry about many things, especially inconsistenci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am practical and realist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often prioritize others' needs over my ow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like to get along with peop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can be sensitive at tim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like to make other people happ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hate to feel lonel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am agreeable and tend to adapt to those around m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prefer that relationships be harmoniou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t is better to give than to receiv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sometimes find it difficult to watch violence on TV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like to stay bus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frequently finish projects earl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will continue working even when I don't feel wel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rarely get bore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am happy with who I a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tend to make a good first impressi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am willing to work late to meet deadlin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thers sometimes look to me for directi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chedules and to-do lists help me keep on track and get things d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like it when people understand m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urrent events sometimes make me depressed and even upse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want to be there for my friends when they are sa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tend to be intuitive and idealistic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like sincere people who have integrit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am unique and tend to be a bit of a non-conformis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am emotional and my feelings are easily hur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sometimes get lost in a pit of depressi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can be controlling at tim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enjoy reading, learning, and watching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am individualistic and not afraid to be differe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prefer ideas to material possession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t's fun to be like a fly on the wal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rowds tend to wear me ou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tend to come out of my shell only around those with shared interest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dislike loud peopl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can be cynical and skpetical of others' experti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ometimes I hide my inner conflict behind a calm exterio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am alert and cautiou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tend to doubt those in authorit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am usually a bit more serious than other peopl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can sometimes be my own worst enem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try to follow the rules, but sometimes need to break the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work hard and am supportive of other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sometimes worry, even when things are going wel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suspect that fake, pretentious people are hiding something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lattery will get you nowher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am upbeat and energetic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am fearless and willing to take risk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try to be likeable and tend to like others as wel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tend to have a variety of interest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don't like to be fenced in with obligation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love adventure and new experience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n some ways, I am a "jack of all trades"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am uninhibited and feel free to speak my min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am extraverted and feel comfortable in crowd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tend to be assertive and even aggressive at tim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dislike it when people try to manipulate m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am independent and my own bos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can be argumentative and am not afraid to fight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overindulge at tim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work hard and am protective of the ones I lov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don't "pull punches" and tell people exactly what I think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am decisive and unshakeabl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ice guys finish last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can be indecisive at time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enjoy being in harmony with people and natur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t's easier to do quick unimportant tasks than the big important one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reject attempts to control m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can be a bit of a packrat at time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t can be difficult getting started, but once I'm going it's hard to stop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tend to avoid conflict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have a positive outlook on lif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am supportive and a good listener</text:p>
          </table:table-cell>
          <table:table-cell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7-29T13:03:37.774328135</dc:date>
    <meta:editing-duration>PT1M25S</meta:editing-duration>
    <meta:editing-cycles>1</meta:editing-cycles>
    <meta:document-statistic meta:table-count="1" meta:cell-count="162" meta:object-count="0"/>
    <meta:generator>LibreOffice/6.4.7.2$Linux_X86_64 LibreOffice_project/40$Build-2</meta:generator>
  </office:meta>
</office:document-meta>
</file>